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4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9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ce13" style:family="table-cell" style:parent-style-name="Default">
      <style:map style:condition="cell-content()&lt;0" style:apply-style-name="Bad" style:base-cell-address="Sheet1.I14"/>
    </style:style>
    <style:style style:name="ce14" style:family="table-cell" style:parent-style-name="Default">
      <style:map style:condition="cell-content()&lt;0" style:apply-style-name="Bad" style:base-cell-address="Sheet1.I1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  <table:table-cell office:value-type="string" calcext:value-type="string">
            <text:p>Special</text:p>
          </table:table-cell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formula="of:=AVERAGE([.B3:.G3])" office:value-type="float" office:value="0.964833333333333" calcext:value-type="float">
            <text:p>0.964833333333333</text:p>
          </table:table-cell>
          <table:table-cell table:formula="of:=[.H3]-[.H26]" office:value-type="float" office:value="-0.0126666666666667" calcext:value-type="float">
            <text:p>-0.0126666666666667</text:p>
          </table:table-cell>
          <table:table-cell/>
          <table:table-cell office:value-type="string" calcext:value-type="string">
            <text:p>9:16 26/11/22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918699" calcext:value-type="float">
            <text:p>0.918699</text:p>
          </table:table-cell>
          <table:table-cell office:value-type="float" office:value="0.894309" calcext:value-type="float">
            <text:p>0.894309</text:p>
          </table:table-cell>
          <table:table-cell office:value-type="float" office:value="0.902439" calcext:value-type="float">
            <text:p>0.902439</text:p>
          </table:table-cell>
          <table:table-cell table:number-columns-repeated="2" office:value-type="float" office:value="0.918699" calcext:value-type="float">
            <text:p>0.918699</text:p>
          </table:table-cell>
          <table:table-cell table:formula="of:=AVERAGE([.B4:.G4])" office:value-type="float" office:value="0.910569" calcext:value-type="float">
            <text:p>0.910569</text:p>
          </table:table-cell>
          <table:table-cell table:formula="of:=[.H4]-[.H27]" office:value-type="float" office:value="0.0182356666666668" calcext:value-type="float">
            <text:p>0.0182356666666668</text:p>
          </table:table-cell>
          <table:table-cell/>
          <table:table-cell office:value-type="string" calcext:value-type="string">
            <text:p>11:16 26/11/2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76033" calcext:value-type="float">
            <text:p>0.876033</text:p>
          </table:table-cell>
          <table:table-cell office:value-type="float" office:value="0.859504" calcext:value-type="float">
            <text:p>0.859504</text:p>
          </table:table-cell>
          <table:table-cell table:number-columns-repeated="2" office:value-type="float" office:value="0.842975" calcext:value-type="float">
            <text:p>0.8429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84298" calcext:value-type="float">
            <text:p>0.884298</text:p>
          </table:table-cell>
          <table:table-cell table:formula="of:=AVERAGE([.B5:.G5])" office:value-type="float" office:value="0.8539945" calcext:value-type="float">
            <text:p>0.8539945</text:p>
          </table:table-cell>
          <table:table-cell table:formula="of:=[.H5]-[.H28]" office:value-type="float" office:value="0.0586611666666668" calcext:value-type="float">
            <text:p>0.0586611666666668</text:p>
          </table:table-cell>
          <table:table-cell/>
          <table:table-cell office:value-type="string" calcext:value-type="string">
            <text:p>11:26 26/11/24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81759" calcext:value-type="float">
            <text:p>0.781759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0.718502" calcext:value-type="float">
            <text:p>0.718502</text:p>
          </table:table-cell>
          <table:table-cell office:value-type="float" office:value="0.794788" calcext:value-type="float">
            <text:p>0.794788</text:p>
          </table:table-cell>
          <table:table-cell table:number-columns-repeated="2" office:value-type="float" office:value="0.771987" calcext:value-type="float">
            <text:p>0.771987</text:p>
          </table:table-cell>
          <table:table-cell table:formula="of:=AVERAGE([.B6:.G6])" office:value-type="float" office:value="0.767958833333333" calcext:value-type="float">
            <text:p>0.767958833333333</text:p>
          </table:table-cell>
          <table:table-cell table:formula="of:=[.H6]-[.H29]" office:value-type="float" office:value="0.0321254999999999" calcext:value-type="float">
            <text:p>0.0321254999999999</text:p>
          </table:table-cell>
          <table:table-cell/>
          <table:table-cell office:value-type="string" calcext:value-type="string">
            <text:p>9:16 26/11/25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30]" office:value-type="float" office:value="-0.0105" calcext:value-type="float">
            <text:p>-0.0105</text:p>
          </table:table-cell>
          <table:table-cell/>
          <table:table-cell office:value-type="string" calcext:value-type="string">
            <text:p>9:16 26/11/26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table:formula="of:=AVERAGE([.B8:.G8])" office:value-type="float" office:value="0.977333333333333" calcext:value-type="float">
            <text:p>0.977333333333333</text:p>
          </table:table-cell>
          <table:table-cell table:formula="of:=[.H8]-[.H31]" office:value-type="float" office:value="-0.00866666666666682" calcext:value-type="float">
            <text:p>-0.00866666666666682</text:p>
          </table:table-cell>
          <table:table-cell/>
          <table:table-cell office:value-type="string" calcext:value-type="string">
            <text:p>9:16 26/11/27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69" calcext:value-type="float">
            <text:p>0.9969</text:p>
          </table:table-cell>
          <table:table-cell table:formula="of:=AVERAGE([.B9:.G9])" office:value-type="float" office:value="0.97125" calcext:value-type="float">
            <text:p>0.97125</text:p>
          </table:table-cell>
          <table:table-cell table:formula="of:=[.H9]-[.H32]" office:value-type="float" office:value="0.00641666666666663" calcext:value-type="float">
            <text:p>0.00641666666666663</text:p>
          </table:table-cell>
          <table:table-cell/>
          <table:table-cell office:value-type="string" calcext:value-type="string">
            <text:p>9:16 26/11/28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formula="of:=AVERAGE([.B10:.G10])" office:value-type="float" office:value="0.995" calcext:value-type="float">
            <text:p>0.995</text:p>
          </table:table-cell>
          <table:table-cell table:formula="of:=[.H10]-[.H33]" office:value-type="float" office:value="-0.005" calcext:value-type="float">
            <text:p>-0.005</text:p>
          </table:table-cell>
          <table:table-cell/>
          <table:table-cell office:value-type="string" calcext:value-type="string">
            <text:p>9:16 26/11/29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34]" office:value-type="float" office:value="0.00433333333333341" calcext:value-type="float">
            <text:p>0.00433333333333341</text:p>
          </table:table-cell>
          <table:table-cell/>
          <table:table-cell office:value-type="string" calcext:value-type="string">
            <text:p>9:16 26/11/30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table:formula="of:=AVERAGE([.B12:.G12])" office:value-type="float" office:value="0.815" calcext:value-type="float">
            <text:p>0.815</text:p>
          </table:table-cell>
          <table:table-cell table:formula="of:=[.H12]-[.H35]" office:value-type="float" office:value="-0.0665" calcext:value-type="float">
            <text:p>-0.0665</text:p>
          </table:table-cell>
          <table:table-cell/>
          <table:table-cell office:value-type="string" calcext:value-type="string">
            <text:p>9:16 26/11/31</text:p>
          </table:table-cell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7"/>
          <table:table-cell table:style-name="ce1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7"/>
          <table:table-cell table:style-name="ce14"/>
          <table:table-cell table:number-columns-repeated="3"/>
        </table:table-row>
        <table:table-row table:style-name="ro1">
          <table:table-cell table:number-columns-repeated="8"/>
          <table:table-cell table:style-name="ce14"/>
          <table:table-cell table:number-columns-repeated="3"/>
        </table:table-row>
        <table:table-row table:style-name="ro1">
          <table:table-cell table:style-name="ce9" office:value-type="string" calcext:value-type="string">
            <text:p>Augment *2</text:p>
          </table:table-cell>
          <table:table-cell table:number-columns-repeated="7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Population 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trees: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AVERAGE([.B26:.G26])" office:value-type="float" office:value="0.9775" calcext:value-type="float">
            <text:p>0.97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7:.G27])" office:value-type="float" office:value="0.892333333333333" calcext:value-type="float">
            <text:p>0.8923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8:.G28])" office:value-type="float" office:value="0.795333333333333" calcext:value-type="float">
            <text:p>0.7953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9:.G29])" office:value-type="float" office:value="0.735833333333333" calcext:value-type="float">
            <text:p>0.7358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0:.G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1:.G31])" office:value-type="float" office:value="0.986" calcext:value-type="float">
            <text:p>0.98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2:.G32])" office:value-type="float" office:value="0.964833333333333" calcext:value-type="float">
            <text:p>0.9648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3:.G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4:.G34])" office:value-type="float" office:value="0.950166666666667" calcext:value-type="float">
            <text:p>0.950166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table:formula="of:=AVERAGE([.B35:.G35])" office:value-type="float" office:value="0.8815" calcext:value-type="float">
            <text:p>0.88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arning_rate: 0.1, num_leaves: 255, num_trees : 128, feature_fraction: 0.8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sfusion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n_liver_patient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/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I1:Sheet1.I13 Sheet1.I20:Sheet1.I1048576 Sheet1.I15:Sheet1.I16">
            <calcext:condition calcext:apply-style-name="Bad" calcext:value="&lt;0" calcext:base-cell-address="Sheet1.I1"/>
          </calcext:conditional-format>
          <calcext:conditional-format calcext:target-range-address="Sheet1.I1:Sheet1.I13 Sheet1.I20:Sheet1.I1048576 Sheet1.I15:Sheet1.I16">
            <calcext:condition calcext:apply-style-name="Good" calcext:value="&gt;0" calcext:base-cell-address="Sheet1.I1"/>
          </calcext:conditional-format>
          <calcext:conditional-format calcext:target-range-address="Sheet1.I14:Sheet1.I14">
            <calcext:condition calcext:apply-style-name="Bad" calcext:value="&lt;0" calcext:base-cell-address="Sheet1.I14"/>
          </calcext:conditional-format>
          <calcext:conditional-format calcext:target-range-address="Sheet1.I14:Sheet1.I14">
            <calcext:condition calcext:apply-style-name="Good" calcext:value="&gt;0" calcext:base-cell-address="Sheet1.I14"/>
          </calcext:conditional-format>
          <calcext:conditional-format calcext:target-range-address="Sheet1.I17:Sheet1.I19">
            <calcext:condition calcext:apply-style-name="Bad" calcext:value="&lt;0" calcext:base-cell-address="Sheet1.I17"/>
          </calcext:conditional-format>
          <calcext:conditional-format calcext:target-range-address="Sheet1.I17:Sheet1.I19">
            <calcext:condition calcext:apply-style-name="Good" calcext:value="&gt;0" calcext:base-cell-address="Sheet1.I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09:11:46.473934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6T14:15:36.607470506</dc:date>
    <meta:editing-duration>PT20H39M34S</meta:editing-duration>
    <meta:editing-cycles>11</meta:editing-cycles>
    <meta:generator>LibreOffice/24.2.6.2$Linux_X86_64 LibreOffice_project/420$Build-2</meta:generator>
    <meta:document-statistic meta:table-count="1" meta:cell-count="255" meta:object-count="0"/>
  </office:meta>
</office:document-meta>
</file>